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athJax AMS" svg:font-family="'MathJax AMS'"/>
    <style:font-face style:name="MathJax Main" svg:font-family="'MathJax Main'"/>
    <style:font-face style:name="MathJax Math" svg:font-family="'MathJax Math'"/>
    <style:font-face style:name="MathJax Size4" svg:font-family="'MathJax Size4'"/>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962cm" table:align="left"/>
    </style:style>
    <style:style style:name="Table1.A" style:family="table-column">
      <style:table-column-properties style:column-width="9.962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7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17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17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17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17cm"/>
    </style:style>
    <style:style style:name="Table8.A1" style:family="table-cell">
      <style:table-cell-properties style:vertical-align="middle" fo:padding="0.049cm" fo:border="none"/>
    </style:style>
    <style:style style:name="Table9" style:family="table">
      <style:table-properties style:width="11.624cm" table:align="left"/>
    </style:style>
    <style:style style:name="Table9.A" style:family="table-column">
      <style:table-column-properties style:column-width="11.624cm"/>
    </style:style>
    <style:style style:name="Table9.A1" style:family="table-cell">
      <style:table-cell-properties style:vertical-align="middle" fo:padding="0.049cm" fo:border="none"/>
    </style:style>
    <style:style style:name="Table10" style:family="table">
      <style:table-properties style:width="0.298cm" table:align="left"/>
    </style:style>
    <style:style style:name="Table10.A" style:family="table-column">
      <style:table-column-properties style:column-width="0.298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17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17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17cm"/>
    </style:style>
    <style:style style:name="Table13.A1" style:family="table-cell">
      <style:table-cell-properties style:vertical-align="middle" fo:padding="0.049cm" fo:border="none"/>
    </style:style>
    <style:style style:name="P1" style:family="paragraph" style:parent-style-name="Standard">
      <style:text-properties officeooo:rsid="00128a8a" officeooo:paragraph-rsid="00128a8a"/>
    </style:style>
    <style:style style:name="P2" style:family="paragraph" style:parent-style-name="Standard">
      <style:text-properties officeooo:rsid="00158635" officeooo:paragraph-rsid="00158635"/>
    </style:style>
    <style:style style:name="P3" style:family="paragraph" style:parent-style-name="Standard">
      <style:text-properties officeooo:rsid="00168c1f" officeooo:paragraph-rsid="00168c1f"/>
    </style:style>
    <style:style style:name="P4" style:family="paragraph" style:parent-style-name="Standard">
      <style:text-properties officeooo:rsid="001b432f" officeooo:paragraph-rsid="001b432f"/>
    </style:style>
    <style:style style:name="P5" style:family="paragraph" style:parent-style-name="Standard">
      <style:text-properties officeooo:rsid="00203a26" officeooo:paragraph-rsid="00203a26"/>
    </style:style>
    <style:style style:name="P6" style:family="paragraph" style:parent-style-name="Standard">
      <style:text-properties officeooo:rsid="00227afd" officeooo:paragraph-rsid="00227afd"/>
    </style:style>
    <style:style style:name="P7" style:family="paragraph" style:parent-style-name="Standard">
      <style:text-properties officeooo:rsid="0029f892" officeooo:paragraph-rsid="0029f892"/>
    </style:style>
    <style:style style:name="P8" style:family="paragraph" style:parent-style-name="Standard">
      <style:text-properties officeooo:rsid="0029f892" officeooo:paragraph-rsid="002af57a"/>
    </style:style>
    <style:style style:name="P9" style:family="paragraph" style:parent-style-name="Standard">
      <style:text-properties officeooo:rsid="002af57a" officeooo:paragraph-rsid="002af57a"/>
    </style:style>
    <style:style style:name="P10" style:family="paragraph" style:parent-style-name="Standard">
      <style:text-properties officeooo:rsid="002cc13e" officeooo:paragraph-rsid="002cc13e"/>
    </style:style>
    <style:style style:name="P11" style:family="paragraph" style:parent-style-name="Standard">
      <style:text-properties officeooo:rsid="002cf909" officeooo:paragraph-rsid="002cf909"/>
    </style:style>
    <style:style style:name="P12" style:family="paragraph" style:parent-style-name="Standard">
      <style:text-properties officeooo:rsid="00309a32" officeooo:paragraph-rsid="00309a32"/>
    </style:style>
    <style:style style:name="P13" style:family="paragraph" style:parent-style-name="Standard">
      <style:text-properties officeooo:rsid="003257bc" officeooo:paragraph-rsid="003257bc"/>
    </style:style>
    <style:style style:name="P14" style:family="paragraph" style:parent-style-name="Text_20_body">
      <style:text-properties officeooo:rsid="00158635" officeooo:paragraph-rsid="00158635"/>
    </style:style>
    <style:style style:name="P15" style:family="paragraph" style:parent-style-name="Text_20_body">
      <style:paragraph-properties fo:text-align="center" style:justify-single-word="false"/>
    </style:style>
    <style:style style:name="P16" style:family="paragraph" style:parent-style-name="Text_20_body">
      <style:text-properties style:font-name="serif" fo:font-size="12pt"/>
    </style:style>
    <style:style style:name="P17" style:family="paragraph" style:parent-style-name="Text_20_body">
      <style:paragraph-properties fo:margin-top="0cm" fo:margin-bottom="0cm" loext:contextual-spacing="false"/>
    </style:style>
    <style:style style:name="P18" style:family="paragraph" style:parent-style-name="Text_20_body">
      <style:paragraph-properties fo:margin-top="0cm" fo:margin-bottom="0cm" loext:contextual-spacing="false" fo:text-align="center" style:justify-single-word="false"/>
    </style:style>
    <style:style style:name="P19" style:family="paragraph" style:parent-style-name="Standard">
      <style:paragraph-properties fo:margin-top="0cm" fo:margin-bottom="0.499cm" loext:contextual-spacing="false"/>
    </style:style>
    <style:style style:name="P20" style:family="paragraph" style:parent-style-name="Preformatted_20_Text">
      <style:paragraph-properties fo:margin-top="0cm" fo:margin-bottom="0.499cm" loext:contextual-spacing="false"/>
    </style:style>
    <style:style style:name="P21" style:family="paragraph" style:parent-style-name="Table_20_Contents">
      <style:text-properties fo:font-size="2pt" style:font-size-asian="2pt" style:font-size-complex="2pt"/>
    </style:style>
    <style:style style:name="T1" style:family="text">
      <style:text-properties officeooo:rsid="00128a8a"/>
    </style:style>
    <style:style style:name="T2" style:family="text">
      <style:text-properties fo:font-weight="bold"/>
    </style:style>
    <style:style style:name="T3" style:family="text">
      <style:text-properties officeooo:rsid="001459ff"/>
    </style:style>
    <style:style style:name="T4" style:family="text">
      <style:text-properties fo:font-style="italic"/>
    </style:style>
    <style:style style:name="T5" style:family="text">
      <style:text-properties officeooo:rsid="0029f892"/>
    </style:style>
    <style:style style:name="T6" style:family="text">
      <style:text-properties officeooo:rsid="002af57a"/>
    </style:style>
    <style:style style:name="T7" style:family="text">
      <style:text-properties officeooo:rsid="002cf909"/>
    </style:style>
    <style:style style:name="T8" style:family="text">
      <style:text-properties style:font-name="serif" fo:font-size="12pt"/>
    </style:style>
    <style:style style:name="T9" style:family="text">
      <style:text-properties style:font-name="serif" fo:font-size="7.5pt"/>
    </style:style>
    <style:style style:name="T10" style:family="text">
      <style:text-properties style:font-name="MathJax Math" fo:font-size="12pt" fo:font-style="italic"/>
    </style:style>
    <style:style style:name="T11" style:family="text">
      <style:text-properties style:font-name="MathJax Math" fo:font-style="italic"/>
    </style:style>
    <style:style style:name="T12" style:family="text">
      <style:text-properties style:font-name="MathJax AMS" fo:font-size="12pt"/>
    </style:style>
    <style:style style:name="T13" style:family="text">
      <style:text-properties style:font-name="MathJax Main"/>
    </style:style>
    <style:style style:name="T14" style:family="text">
      <style:text-properties style:font-name="MathJax Main" fo:font-size="12pt"/>
    </style:style>
    <style:style style:name="T15" style:family="text">
      <style:text-properties style:font-name="MathJax Main" officeooo:rsid="002df013"/>
    </style:style>
    <style:style style:name="T16" style:family="text">
      <style:text-properties style:font-name="MathJax Size4"/>
    </style:style>
    <style:style style:name="T17" style:family="text">
      <style:text-properties officeooo:rsid="002df0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Parse matrix: </text:span><text:a xlink:type="simple" xlink:href="https://stackoverflow.com/questions/61716465/matrix-parser-with-lex-and-yacc" text:style-name="Internet_20_link" text:visited-style-name="Visited_20_Internet_20_Link">https://stackoverflow.com/questions/61716465/matrix-parser-with-lex-and-yacc</text:a></text:p>
      <text:p text:style-name="Standard"/>
      <text:p text:style-name="P1">Input matching Flex: http://westes.github.io/flex/manual/Matching.html</text:p>
      <text:p text:style-name="Standard"/>
      <text:p text:style-name="Standard"><text:span text:style-name="T3">YYLVAL: </text:span>The <text:span text:style-name="T2">yylval</text:span> global variable is used to pass the semantic value associated with a token from the lexer to the parser. The semantic values of symbols are accessed in yacc actions as $1 , $2 , etc and are set for non-terminals by assigning to $$ </text:p>
      <text:p text:style-name="Standard"/>
      <text:p text:style-name="Standard"><text:span text:style-name="T3">YYTEXT: </text:span>yytext holds the text matched by the current token. So yytext[0] holds the first character of the text matched by the current token. Sometimes you have a rule which can match different texts so you need to get the real text matched like for variable names or you have a rule to match all arithmetic operations.</text:p>
      <text:p text:style-name="Standard"/>
      <text:p text:style-name="Standard"><text:span text:style-name="Source_20_Text">^[-+]?[0-9]* valid_int++; </text:span></text:p>
      <text:p text:style-name="Standard"><text:span text:style-name="Source_20_Text">^[-+]?[0-9]*[.][0-9]+$ valid_float++; </text:span></text:p>
      <text:p text:style-name="Standard"/>
      <text:p text:style-name="Standard"/>
      <text:p text:style-name="Standard"><text:a xlink:type="simple" xlink:href="https://www.geeksforgeeks.org/lex-program-to-take-input-from-file-and-remove-multiple-spaces-lines-and-tabs/" text:style-name="Internet_20_link" text:visited-style-name="Visited_20_Internet_20_Link">https://www.geeksforgeeks.org/lex-program-to-take-input-from-file-and-remove-multiple-spaces-lines-and-tabs/</text:a></text:p>
      <text:p text:style-name="Standard"/>
      <text:p text:style-name="P2">so lex will read an input and send it to yacc and yacc will again call lex for reading input</text:p>
      <text:p text:style-name="P2"/>
      <text:p text:style-name="P3">call yacc from main</text:p>
      <text:p text:style-name="P2"><text:a xlink:type="simple" xlink:href="https://stackoverflow.com/questions/40999748/call-a-function-in-a-yacc-file-from-another-c-file" text:style-name="Internet_20_link" text:visited-style-name="Visited_20_Internet_20_Link">https://stackoverflow.com/questions/40999748/call-a-function-in-a-yacc-file-from-another-c-file</text:a></text:p>
      <text:p text:style-name="P2"/>
      <text:p text:style-name="P4">For yylval to represent int and float we use union type as by default we use int. SO we make changes in lex so input taken is float by yylval.f and changes in yacc file as $.f where union{ int i, float f}</text:p>
      <text:p text:style-name="P4"/>
      <text:p text:style-name="P4">We have also noted that yyparse() repetitively calls yylex() to read tokens from the input stream. </text:p>
      <text:p text:style-name="P4"/>
      <text:p text:style-name="P4">These tokens are called <text:span text:style-name="T2">literal tokens</text:span>. Literal tokens are tokens with fixed lexemes. This means that the <text:a xlink:type="simple" xlink:href="https://silcnitc.github.io/lex.html#navyytext" text:style-name="Internet_20_link" text:visited-style-name="Visited_20_Internet_20_Link">lexeme</text:a> corresponding to a literal token is a single character or a character string. Such a token do not require an expicit declaration in the YACC program. </text:p>
      <text:p text:style-name="P2">In the case of a literal token, the lexical analyzer returns the lexeme itself as the token </text:p>
      <text:p text:style-name="P2"/>
      <text:p text:style-name="P2">This communication is facilitated by the file "y.tab.h" which contains the declarations of all the tokens in the YACC program. The "y.tab.h" is automatically generated by YACC when the 'yacc' command is executed with the -d flag.</text:p>
      <text:p text:style-name="P2"/>
      <text:p text:style-name="P14">When the input</text:p>
      <text:p text:style-name="P17">11+22-33 </text:p>
      <text:p text:style-name="Text_20_body">is given to the executable file (in2post.exe) <text:line-break/><text:line-break/>1. The <text:a xlink:type="simple" xlink:href="https://silcnitc.github.io/ywl.html#navya" text:style-name="Internet_20_link" text:visited-style-name="Visited_20_Internet_20_Link">main() function</text:a> in y.tab.c begins execution. It calls yyparse() which inturn calls yylex() for tokens. <text:line-break/>2. yylex() reads the input and finds that "11" found in the input matches with the pattern for token DIGIT and returns DIGIT.<text:line-break/>3. yyparse() which obtains the token DIGIT, shifts it to the parser stack. <text:line-break/>4. A reduction (corresponding to the rule <text:span text:style-name="T4">expr: DIGIT</text:span>) takes place. This results in the terminal <text:soft-page-break/>getting replaced with the non-terminal(<text:span text:style-name="T4">expr</text:span>) in the parser stack<text:line-break/>5. The C statement (semantic action) corresponding to the production is executed (i.e., <text:span text:style-name="T4">printf("%d ",$1);</text:span> is executed.). This prints 11. </text:p>
      <text:p text:style-name="Text_20_body">The execution continues in a similar fashion to complete parsing the entire input. </text:p>
      <text:p text:style-name="P2"/>
      <text:p text:style-name="P2">Note that yylex() makes a call to yywrap(), when 'End of file' is encountered. We have defined yywrap() to return 1 (We have provided the definition for <text:a xlink:type="simple" xlink:href="https://silcnitc.github.io/ywl.html#navyywrapexp" text:style-name="Internet_20_link" text:visited-style-name="Visited_20_Internet_20_Link">yywrap()</text:a> in our LEX file). <text:a xlink:type="simple" xlink:href="https://silcnitc.github.io/lex.html#navyywrap" text:style-name="Internet_20_link" text:visited-style-name="Visited_20_Internet_20_Link">Recall</text:a> that when yylex() receives non-zero value from yywrap(), it returns zero to yyparse(). Also <text:a xlink:type="simple" xlink:href="https://silcnitc.github.io/yacc.html#navyyparse" text:style-name="Internet_20_link" text:visited-style-name="Visited_20_Internet_20_Link">recall</text:a> that yyparse() does not call yylex() once it has returned 0. It return zero to main() function to indicate successful parsing.</text:p>
      <text:p text:style-name="P2"/>
      <text:p text:style-name="P2">yylval is a global variable declared in y.tab.c of type YYSTYPE (YYSTYPE is integer unless defined otherwise.</text:p>
      <text:p text:style-name="P2"/>
      <text:p text:style-name="P5">Command line arguments are text so we use atoi</text:p>
      <text:p text:style-name="P5"/>
      <text:p text:style-name="P5"><text:a xlink:type="simple" xlink:href="https://stackoverflow.com/questions/36787423/how-to-include-header-file-in-c-from-other-directories/36787459" text:style-name="Internet_20_link" text:visited-style-name="Visited_20_Internet_20_Link">https://stackoverflow.com/questions/36787423/how-to-include-header-file-in-c-from-other-directories/36787459</text:a></text:p>
      <text:p text:style-name="P5"/>
      <text:p text:style-name="P5"/>
      <text:p text:style-name="P6">IMPLEMENTATIONS ON GITHUB:</text:p>
      <text:p text:style-name="P6"/>
      <text:p text:style-name="P6"><text:a xlink:type="simple" xlink:href="https://github.com/Aithu-Snehith/Fixed-point-in-c" text:style-name="Internet_20_link" text:visited-style-name="Visited_20_Internet_20_Link">https://github.com/Aithu-Snehith/Fixed-point-in-c</text:a></text:p>
      <text:p text:style-name="P6"/>
      <text:p text:style-name="P6"><text:a xlink:type="simple" xlink:href="https://github.com/dr-ecker/fixedpoint" text:style-name="Internet_20_link" text:visited-style-name="Visited_20_Internet_20_Link">https://github.com/dr-ecker/fixedpoint</text:a></text:p>
      <text:p text:style-name="P6"/>
      <text:p text:style-name="P6"><text:a xlink:type="simple" xlink:href="https://github.com/AnastGerus" text:style-name="Internet_20_link" text:visited-style-name="Visited_20_Internet_20_Link">https://github.com/AnastGerus</text:a></text:p>
      <text:p text:style-name="P6"/>
      <text:p text:style-name="P6"><text:a xlink:type="simple" xlink:href="https://github.com/oleggtitoff/Task1/blob/master/Task1/main.c" text:style-name="Internet_20_link" text:visited-style-name="Visited_20_Internet_20_Link">https://github.com/oleggtitoff/Task1/blob/master/Task1/main.c</text:a></text:p>
      <text:p text:style-name="P6"/>
      <text:p text:style-name="P6">https://github.com/sleepbysleep/fixedpt_c_library</text:p>
      <text:p text:style-name="P6"/>
      <text:p text:style-name="P6"/>
      <text:p text:style-name="P6"/>
      <text:p text:style-name="P6">The change log is what you submit in the zip along with other files. </text:p>
      <text:p text:style-name="P6"/>
      <text:p text:style-name="P7">34.5 : 100010.1</text:p>
      <text:p text:style-name="P7">In Fixed Point: <text:span text:style-name="T6">00000000 00</text:span>100010 10000000 00000000</text:p>
      <text:p text:style-name="P7"/>
      <text:p text:style-name="P7">45.6: 101101.10011001 10011001 101</text:p>
      <text:p text:style-name="P7">In Fixed Point: <text:span text:style-name="T6">00000000 00</text:span>101101 10011001 10011001</text:p>
      <text:p text:style-name="P7"/>
      <text:p text:style-name="P8"><text:span text:style-name="T6">num1: 00000000 00</text:span>100010 10000000 00000000</text:p>
      <text:p text:style-name="P9">num2: 00000000 00<text:span text:style-name="T5">101101 10011001 10011001</text:span></text:p>
      <text:p text:style-name="P9">Sum <text:s/>: 00000000 01010000 00011001 10011001</text:p>
      <text:p text:style-name="P9"/>
      <text:p text:style-name="P9">Product: 1100 01001010 01100110 00111101</text:p>
      <text:p text:style-name="P9"/>
      <text:p text:style-name="P10">To get the decimal value shift by <text:span text:style-name="T7">no of values in bit</text:span></text:p>
      <text:p text:style-name="P11">To get original value divide by what was multipied with</text:p>
      <text:p text:style-name="P11"/>
      <text:p text:style-name="P11"><text:soft-page-break/></text:p>
      <text:p text:style-name="P11"/>
      <table:table table:name="Table1" table:style-name="Table1">
        <table:table-column table:style-name="Table1.A"/>
        <table:table-row>
          <table:table-cell table:style-name="Table1.A1" office:value-type="string">
            <text:p text:style-name="Table_20_Contents"><text:bookmark text:name="LC9"/>This is called a 17.14 fixed-point number representation, </text:p>
          </table:table-cell>
        </table:table-row>
      </table:table>
      <table:table table:name="Table2" table:style-name="Table2">
        <table:table-column table:style-name="Table2.A"/>
        <table:table-row>
          <table:table-cell table:style-name="Table2.A1" office:value-type="string">
            <text:p text:style-name="Table_20_Contents"><text:bookmark text:name="LC10"/>because there are 17 bits before the decimal point, 14 bits after it, and one sign bit.(7) A number in 17.14 format </text:p>
          </table:table-cell>
        </table:table-row>
      </table:table>
      <text:p text:style-name="Text_20_body">represents, at maximum, a value of (2**31 - 1)/(2**14) = approx. 131,071.999.</text:p>
      <text:p text:style-name="Text_20_body"/>
      <text:p text:style-name="Text_20_body"/>
      <text:p text:style-name="Text_20_body"/>
      <table:table table:name="Table3" table:style-name="Table3">
        <table:table-column table:style-name="Table3.A"/>
        <table:table-row>
          <table:table-cell table:style-name="Table3.A1" office:value-type="string">
            <text:p text:style-name="Table_20_Contents"><text:bookmark text:name="LC24"/>Multiplying two fixed-point values has two complications. First, the decimal point of the result is q bits too far to</text:p>
          </table:table-cell>
        </table:table-row>
      </table:table>
      <table:table table:name="Table4" table:style-name="Table4">
        <table:table-column table:style-name="Table4.A"/>
        <table:table-row>
          <table:table-cell table:style-name="Table4.A1" office:value-type="string">
            <text:p text:style-name="Table_20_Contents"><text:bookmark text:name="LC25"/>the left. Consider that (59/60)*(59/60) should be slightly less than 1, but 16,111*16,111 = 259,564,321 is much </text:p>
          </table:table-cell>
        </table:table-row>
      </table:table>
      <table:table table:name="Table5" table:style-name="Table5">
        <table:table-column table:style-name="Table5.A"/>
        <table:table-row>
          <table:table-cell table:style-name="Table5.A1" office:value-type="string">
            <text:p text:style-name="Table_20_Contents"><text:bookmark text:name="LC26"/>greater than 2**14 = 16,384. Shifting q bits right, we get 259,564,321/(2**14) = 15,842, or about 0.97, the correct </text:p>
          </table:table-cell>
        </table:table-row>
      </table:table>
      <table:table table:name="Table6" table:style-name="Table6">
        <table:table-column table:style-name="Table6.A"/>
        <table:table-row>
          <table:table-cell table:style-name="Table6.A1" office:value-type="string">
            <text:p text:style-name="Table_20_Contents"><text:bookmark text:name="LC27"/>answer. Second, the multiplication can overflow even though the answer is representable. For example, 64 in 17.14 </text:p>
          </table:table-cell>
        </table:table-row>
      </table:table>
      <table:table table:name="Table7" table:style-name="Table7">
        <table:table-column table:style-name="Table7.A"/>
        <table:table-row>
          <table:table-cell table:style-name="Table7.A1" office:value-type="string">
            <text:p text:style-name="Table_20_Contents"><text:bookmark text:name="LC28"/>format is 64*(2**14) = 1,048,576 and its square 64**2 = 4,096 is well within the 17.14 range, but 1,048,576**2 = 2**40,</text:p>
          </table:table-cell>
        </table:table-row>
      </table:table>
      <table:table table:name="Table8" table:style-name="Table8">
        <table:table-column table:style-name="Table8.A"/>
        <table:table-row>
          <table:table-cell table:style-name="Table8.A1" office:value-type="string">
            <text:p text:style-name="Table_20_Contents"><text:bookmark text:name="LC29"/>greater than the maximum signed 32-bit integer value 2**31 - 1. An easy solution is to do the multiplication as a </text:p>
          </table:table-cell>
        </table:table-row>
      </table:table>
      <table:table table:name="Table9" table:style-name="Table9">
        <table:table-column table:style-name="Table9.A"/>
        <table:table-row>
          <table:table-cell table:style-name="Table9.A1" office:value-type="string">
            <text:p text:style-name="Table_20_Contents"><text:bookmark text:name="LC30"/>64-bit operation. The product of x and y is then ((int64_t) x) * y / f.</text:p>
          </table:table-cell>
        </table:table-row>
      </table:table>
      <table:table table:name="Table10" table:style-name="Table10">
        <table:table-column table:style-name="Table10.A"/>
        <table:table-row>
          <table:table-cell table:style-name="Table10.A1" office:value-type="string">
            <text:p text:style-name="P21"><text:bookmark text:name="LC31"/></text:p>
          </table:table-cell>
        </table:table-row>
      </table:table>
      <table:table table:name="Table11" table:style-name="Table11">
        <table:table-column table:style-name="Table11.A"/>
        <table:table-row>
          <table:table-cell table:style-name="Table11.A1" office:value-type="string">
            <text:p text:style-name="Table_20_Contents"><text:bookmark text:name="LC32"/>Dividing two fixed-point values has opposite issues. The decimal point will be too far to the right, which we fix by </text:p>
          </table:table-cell>
        </table:table-row>
      </table:table>
      <table:table table:name="Table12" table:style-name="Table12">
        <table:table-column table:style-name="Table12.A"/>
        <table:table-row>
          <table:table-cell table:style-name="Table12.A1" office:value-type="string">
            <text:p text:style-name="Table_20_Contents"><text:bookmark text:name="LC33"/>shifting the dividend q bits to the left before the division. The left shift discards the top q bits of the dividend,</text:p>
          </table:table-cell>
        </table:table-row>
      </table:table>
      <table:table table:name="Table13" table:style-name="Table13">
        <table:table-column table:style-name="Table13.A"/>
        <table:table-row>
          <table:table-cell table:style-name="Table13.A1" office:value-type="string">
            <text:p text:style-name="Table_20_Contents"><text:bookmark text:name="LC34"/>which we can again fix by doing the division in 64 bits. Thus, the quotient when x is divided by y is ((int64_t) x) *</text:p>
          </table:table-cell>
        </table:table-row>
      </table:table>
      <text:p text:style-name="Text_20_body">f / y.*/</text:p>
      <text:p text:style-name="Text_20_body"/>
      <text:p text:style-name="Text_20_body"><text:span text:style-name="T8">TheMaclaurin series is:exp(x)=1+x+x</text:span><text:span text:style-name="T9">2</text:span><text:span text:style-name="T8">/2!+x</text:span><text:span text:style-name="T9">3</text:span><text:span text:style-name="T8">/3!+x</text:span><text:span text:style-name="T9">4</text:span><text:span text:style-name="T8">/4!+x</text:span><text:span text:style-name="T9">5</text:span><text:span text:style-name="T8">/5!+x</text:span><text:span text:style-name="T9">6</text:span><text:span text:style-name="T8">/6!+x</text:span><text:span text:style-name="T9">7</text:span><text:span text:style-name="T8">/7!which can be rewritten as:exp(x)= 1+x(1+x/2(1+x/3(1+x/4(1+x/5(1+x/6(1+x/7)))))).</text:span></text:p>
      <text:p text:style-name="P16"/>
      <text:p text:style-name="P19"><text:span text:style-name="T8">For </text:span><text:bookmark text:name="MathJax-Element-21-Frame"/><text:bookmark text:name="MathJax-Span-167"/><text:bookmark text:name="MathJax-Span-168"/><text:bookmark text:name="MathJax-Span-169"/><text:span text:style-name="T10">x</text:span><text:bookmark text:name="MathJax-Span-170"/><text:span text:style-name="T8">∈</text:span><text:bookmark text:name="MathJax-Span-171"/><text:bookmark text:name="MathJax-Span-172"/><text:bookmark text:name="MathJax-Span-173"/><text:span text:style-name="T12">R</text:span><text:span text:style-name="T8"> satisfying </text:span><text:bookmark text:name="MathJax-Element-22-Frame"/><text:bookmark text:name="MathJax-Span-174"/><text:bookmark text:name="MathJax-Span-175"/><text:bookmark text:name="MathJax-Span-176"/><text:span text:style-name="T14">0</text:span><text:bookmark text:name="MathJax-Span-177"/><text:span text:style-name="T14">&lt;</text:span><text:bookmark text:name="MathJax-Span-178"/><text:span text:style-name="T10">x</text:span><text:bookmark text:name="MathJax-Span-179"/><text:span text:style-name="T14">&lt;</text:span><text:bookmark text:name="MathJax-Span-180"/><text:span text:style-name="T14">2</text:span></text:p>
      <text:p text:style-name="Text_20_body">,</text:p>
      <text:p text:style-name="P15"><text:bookmark text:name="MathJax-Element-23-Frame"/><text:bookmark text:name="MathJax-Span-181"/><text:bookmark text:name="MathJax-Span-182"/><text:bookmark text:name="MathJax-Span-183"/><text:span text:style-name="T11">f</text:span><text:bookmark text:name="MathJax-Span-184"/><text:span text:style-name="T13">(</text:span><text:bookmark text:name="MathJax-Span-185"/><text:span text:style-name="T11">x</text:span><text:bookmark text:name="MathJax-Span-186"/><text:span text:style-name="T13">)</text:span><text:bookmark text:name="MathJax-Span-187"/><text:span text:style-name="T13">=</text:span><text:bookmark text:name="MathJax-Span-188"/><text:span text:style-name="T13">ln</text:span><text:bookmark text:name="MathJax-Span-189"/><text:bookmark text:name="MathJax-Span-190"/><text:span text:style-name="T13">(</text:span><text:bookmark text:name="MathJax-Span-191"/><text:span text:style-name="T11">x</text:span><text:bookmark text:name="MathJax-Span-192"/><text:span text:style-name="T13">)</text:span><text:bookmark text:name="MathJax-Span-193"/><text:span text:style-name="T13">=</text:span><text:bookmark text:name="MathJax-Span-194"/><text:bookmark text:name="MathJax-Span-195"/><text:span text:style-name="T13">(</text:span><text:bookmark text:name="MathJax-Span-196"/><text:span text:style-name="T11">x</text:span><text:bookmark text:name="MathJax-Span-197"/>−<text:bookmark text:name="MathJax-Span-198"/><text:span text:style-name="T13">1</text:span><text:bookmark text:name="MathJax-Span-199"/><text:span text:style-name="T13">)</text:span><text:bookmark text:name="MathJax-Span-200"/>−<text:bookmark text:name="MathJax-Span-202"/><text:bookmark text:name="MathJax-Span-201"/><text:span text:style-name="T17">(</text:span><text:span text:style-name="T13">1</text:span><text:bookmark text:name="MathJax-Span-203"/><text:span text:style-name="T13">/2</text:span><text:bookmark text:name="MathJax-Span-206"/><text:bookmark text:name="MathJax-Span-205"/><text:bookmark text:name="MathJax-Span-204"/><text:span text:style-name="T15">)</text:span><text:span text:style-name="T13">(</text:span><text:bookmark text:name="MathJax-Span-207"/><text:span text:style-name="T11">x</text:span><text:bookmark text:name="MathJax-Span-208"/>−<text:bookmark text:name="MathJax-Span-209"/><text:span text:style-name="T13">1</text:span><text:bookmark text:name="MathJax-Span-210"/><text:span text:style-name="T13">)</text:span><text:bookmark text:name="MathJax-Span-211"/><text:span text:style-name="T13">2</text:span><text:bookmark text:name="MathJax-Span-212"/><text:span text:style-name="T13">+</text:span><text:bookmark text:name="MathJax-Span-213"/><text:bookmark text:name="MathJax-Span-214"/><text:span text:style-name="T15">(</text:span><text:span text:style-name="T13">1</text:span><text:bookmark text:name="MathJax-Span-215"/><text:span text:style-name="T13">/3</text:span><text:bookmark text:name="MathJax-Span-216"/><text:bookmark text:name="MathJax-Span-217"/><text:bookmark text:name="MathJax-Span-218"/><text:span text:style-name="T15">)</text:span><text:span text:style-name="T13">(</text:span><text:bookmark text:name="MathJax-Span-219"/><text:span text:style-name="T11">x</text:span><text:bookmark text:name="MathJax-Span-220"/>−<text:bookmark text:name="MathJax-Span-221"/><text:span text:style-name="T13">1</text:span><text:bookmark text:name="MathJax-Span-222"/><text:span text:style-name="T13">)</text:span><text:bookmark text:name="MathJax-Span-223"/><text:span text:style-name="T13">3</text:span><text:bookmark text:name="MathJax-Span-224"/>−<text:bookmark text:name="MathJax-Span-225"/><text:bookmark text:name="MathJax-Span-226"/><text:span text:style-name="T17">(</text:span><text:span text:style-name="T13">1</text:span><text:bookmark text:name="MathJax-Span-227"/><text:span text:style-name="T13">/4</text:span><text:bookmark text:name="MathJax-Span-228"/><text:bookmark text:name="MathJax-Span-229"/><text:bookmark text:name="MathJax-Span-230"/><text:span text:style-name="T15">)</text:span><text:span text:style-name="T13">(</text:span><text:bookmark text:name="MathJax-Span-231"/><text:span text:style-name="T11">x</text:span><text:bookmark text:name="MathJax-Span-232"/>−<text:bookmark text:name="MathJax-Span-233"/><text:span text:style-name="T13">1</text:span><text:bookmark text:name="MathJax-Span-234"/><text:span text:style-name="T13">)</text:span><text:bookmark text:name="MathJax-Span-235"/><text:span text:style-name="T13">4</text:span><text:bookmark text:name="MathJax-Span-236"/><text:span text:style-name="T13">+</text:span><text:bookmark text:name="MathJax-Span-237"/>⋯</text:p>
      <text:p text:style-name="P18"><text:bookmark text:name="MathJax-Element-24-Frame"/><text:bookmark text:name="MathJax-Span-238"/><text:bookmark text:name="MathJax-Span-239"/><text:bookmark text:name="MathJax-Span-240"/><text:span text:style-name="T11">f</text:span><text:bookmark text:name="MathJax-Span-241"/><text:span text:style-name="T13">(</text:span><text:bookmark text:name="MathJax-Span-242"/><text:span text:style-name="T11">x</text:span><text:bookmark text:name="MathJax-Span-243"/><text:span text:style-name="T13">)</text:span><text:bookmark text:name="MathJax-Span-244"/><text:span text:style-name="T13">=</text:span><text:bookmark text:name="MathJax-Span-245"/><text:bookmark text:name="MathJax-Span-246"/><text:bookmark text:name="MathJax-Span-247"/><text:bookmark text:name="MathJax-Span-248"/>∑<text:bookmark text:name="MathJax-Span-249"/><text:bookmark text:name="MathJax-Span-250"/><text:bookmark text:name="MathJax-Span-251"/><text:span text:style-name="T11">n</text:span><text:bookmark text:name="MathJax-Span-252"/><text:span text:style-name="T13">=</text:span><text:bookmark text:name="MathJax-Span-253"/><text:span text:style-name="T13">1</text:span><text:bookmark text:name="MathJax-Span-254"/><text:bookmark text:name="MathJax-Span-255"/><text:bookmark text:name="MathJax-Span-256"/>∞<text:bookmark text:name="MathJax-Span-257"/><text:bookmark text:name="MathJax-Span-258"/><text:span text:style-name="T16">[</text:span><text:bookmark text:name="MathJax-Span-259"/><text:bookmark text:name="MathJax-Span-260"/><text:bookmark text:name="MathJax-Span-261"/><text:bookmark text:name="MathJax-Span-262"/><text:span text:style-name="T13">(</text:span><text:bookmark text:name="MathJax-Span-263"/>−<text:bookmark text:name="MathJax-Span-264"/><text:span text:style-name="T13">1</text:span><text:bookmark text:name="MathJax-Span-265"/><text:span text:style-name="T13">)</text:span><text:bookmark text:name="MathJax-Span-266"/><text:bookmark text:name="MathJax-Span-267"/><text:bookmark text:name="MathJax-Span-268"/><text:span text:style-name="T11">n</text:span><text:bookmark text:name="MathJax-Span-269"/><text:span text:style-name="T13">+</text:span><text:bookmark text:name="MathJax-Span-270"/><text:span text:style-name="T13">1</text:span><text:bookmark text:name="MathJax-Span-271"/><text:span text:style-name="T11">n</text:span><text:bookmark text:name="MathJax-Span-272"/><text:bookmark text:name="MathJax-Span-273"/><text:bookmark text:name="MathJax-Span-274"/><text:span text:style-name="T13">(</text:span><text:bookmark text:name="MathJax-Span-275"/><text:span text:style-name="T11">x</text:span><text:bookmark text:name="MathJax-Span-276"/>−<text:bookmark text:name="MathJax-Span-277"/><text:span text:style-name="T13">1</text:span><text:bookmark text:name="MathJax-Span-278"/><text:span text:style-name="T13">)</text:span><text:bookmark text:name="MathJax-Span-279"/><text:span text:style-name="T11">n</text:span><text:bookmark text:name="MathJax-Span-280"/><text:span text:style-name="T16">]</text:span></text:p>
      <text:p text:style-name="P16"/>
      <text:p text:style-name="P16"/>
      <text:p text:style-name="P16"/>
      <text:p text:style-name="P16"><text:soft-page-break/>To calculate time taken by a process, we can use <text:a xlink:type="simple" xlink:href="http://www.gnu.org/software/libc/manual/html_node/CPU-Time.html" office:target-frame-name="_blank" xlink:show="new" text:style-name="Internet_20_link" text:visited-style-name="Visited_20_Internet_20_Link">clock()</text:a> function which is available <text:span text:style-name="Emphasis">time.h</text:span>. We can call the clock function at the beginning and end of the code for which we measure time, subtract the values, and then divide by <text:a xlink:type="simple" xlink:href="http://www.cplusplus.com/reference/ctime/CLOCKS_PER_SEC/" office:target-frame-name="_blank" xlink:show="new" text:style-name="Internet_20_link" text:visited-style-name="Visited_20_Internet_20_Link">CLOCKS_PER_SEC </text:a>(the number of clock ticks per second) to get processor time, like following.</text:p>
      <text:p text:style-name="Preformatted_20_Text"><text:s text:c="5"/>#include &lt;time.h&gt;</text:p>
      <text:p text:style-name="Preformatted_20_Text"><text:s text:c="5"/></text:p>
      <text:p text:style-name="Preformatted_20_Text"><text:s text:c="5"/>clock_t start, end;</text:p>
      <text:p text:style-name="Preformatted_20_Text"><text:s text:c="5"/>double cpu_time_used;</text:p>
      <text:p text:style-name="Preformatted_20_Text"><text:s text:c="5"/></text:p>
      <text:p text:style-name="Preformatted_20_Text"><text:s text:c="5"/>start = clock();</text:p>
      <text:p text:style-name="Preformatted_20_Text"><text:s text:c="5"/>... /* Do the work. */</text:p>
      <text:p text:style-name="Preformatted_20_Text"><text:s text:c="5"/>end = clock();</text:p>
      <text:p text:style-name="P20"><text:s text:c="5"/>cpu_time_used = ((double) (end - start)) / CLOCKS_PER_SEC;</text:p>
      <text:p text:style-name="P16"/>
      <text:p text:style-name="P12">To generate the library:</text:p>
      <text:p text:style-name="P12"/>
      <text:p text:style-name="P12">compile the c program: gcc -c fixedPointOperation.c</text:p>
      <text:p text:style-name="P12"/>
      <text:p text:style-name="P12">ar rs libfixedPointOpeartion.a fixedPointOpeartion.o</text:p>
      <text:p text:style-name="P12"/>
      <text:p text:style-name="P12">create a header file: with signature of functions int32_t.. etc and save it as fixedPointOpeartion.h</text:p>
      <text:p text:style-name="P12"/>
      <text:p text:style-name="P12">To use it: #include “fixedPointOpearation.h”</text:p>
      <text:p text:style-name="P12"/>
      <text:p text:style-name="P12">and call those function directly</text:p>
      <text:p text:style-name="P12"/>
      <text:p text:style-name="P13">Then while running pass the file as libfixedPointOperation.a</text:p>
      <text:p text:style-name="P13"/>
      <text:p text:style-name="P13">gcc</text:p>
      <text:p text:style-name="P12"/>
      <text:p text:style-name="P12"/>
      <text:p text:style-name="P12"/>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athJax AMS" svg:font-family="'MathJax AMS'"/>
    <style:font-face style:name="MathJax Main" svg:font-family="'MathJax Main'"/>
    <style:font-face style:name="MathJax Math" svg:font-family="'MathJax Math'"/>
    <style:font-face style:name="MathJax Size4" svg:font-family="'MathJax Size4'"/>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15:54:53.486723319</meta:creation-date>
    <dc:date>2020-10-18T20:32:53.781518266</dc:date>
    <meta:editing-duration>PT18H52M1S</meta:editing-duration>
    <meta:editing-cycles>28</meta:editing-cycles>
    <meta:generator>LibreOffice/6.4.6.2$Linux_X86_64 LibreOffice_project/40$Build-2</meta:generator>
    <meta:document-statistic meta:table-count="13" meta:image-count="0" meta:object-count="0" meta:page-count="4" meta:paragraph-count="77" meta:word-count="993" meta:character-count="6703" meta:non-whitespace-character-count="5718"/>
  </office:meta>
</office:document-meta>
</file>